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ok Antiqua" svg:font-family="'Book Antiqua'"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9.802cm" table:align="margins" style:writing-mode="lr-tb"/>
    </style:style>
    <style:style style:name="Tableau1.A" style:family="table-column">
      <style:table-column-properties style:column-width="1.226cm" style:rel-column-width="8191*"/>
    </style:style>
    <style:style style:name="Tableau1.A1" style:family="table-cell">
      <style:table-cell-properties fo:background-color="#404040" fo:padding="0.097cm" fo:border-left="0.5pt solid #000000" fo:border-right="none" fo:border-top="0.5pt solid #000000" fo:border-bottom="0.5pt solid #000000">
        <style:background-image/>
      </style:table-cell-properties>
    </style:style>
    <style:style style:name="Tableau1.C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left="0.5pt solid #000000" fo:border-right="none" fo:border-top="0.5pt solid #000000" fo:border-bottom="0.5pt solid #000000"/>
    </style:style>
    <style:style style:name="Tableau1.F1" style:family="table-cell">
      <style:table-cell-properties fo:padding="0.097cm" fo:border-left="0.5pt solid #000000" fo:border-right="none" fo:border-top="0.5pt solid #000000" fo:border-bottom="0.5pt solid #000000"/>
    </style:style>
    <style:style style:name="Tableau1.G1" style:family="table-cell">
      <style:table-cell-properties fo:padding="0.097cm" fo:border-left="0.5pt solid #000000" fo:border-right="none" fo:border-top="0.5pt solid #000000" fo:border-bottom="0.5pt solid #000000"/>
    </style:style>
    <style:style style:name="Tableau1.H1" style:family="table-cell">
      <style:table-cell-properties fo:padding="0.097cm" fo:border="0.5pt solid #000000"/>
    </style:style>
    <style:style style:name="Tableau2" style:family="table">
      <style:table-properties style:width="9.802cm" table:align="margins" style:writing-mode="lr-tb"/>
    </style:style>
    <style:style style:name="Tableau2.A" style:family="table-column">
      <style:table-column-properties style:column-width="1.226cm" style:rel-column-width="8191*"/>
    </style:style>
    <style:style style:name="Tableau2.A1" style:family="table-cell">
      <style:table-cell-properties fo:padding="0.097cm" fo:border-left="0.5pt solid #000000" fo:border-right="none" fo:border-top="0.5pt solid #000000" fo:border-bottom="0.5pt solid #000000"/>
    </style:style>
    <style:style style:name="Tableau2.H1" style:family="table-cell">
      <style:table-cell-properties fo:padding="0.097cm" fo:border="0.5pt solid #000000"/>
    </style:style>
    <style:style style:name="Tableau4" style:family="table">
      <style:table-properties style:width="9.802cm" table:align="margins" style:writing-mode="lr-tb"/>
    </style:style>
    <style:style style:name="Tableau4.A" style:family="table-column">
      <style:table-column-properties style:column-width="1.226cm" style:rel-column-width="8191*"/>
    </style:style>
    <style:style style:name="Tableau4.A1" style:family="table-cell">
      <style:table-cell-properties fo:padding="0.097cm" fo:border-left="0.5pt solid #000000" fo:border-right="none" fo:border-top="0.5pt solid #000000" fo:border-bottom="0.5pt solid #000000"/>
    </style:style>
    <style:style style:name="Tableau4.H1" style:family="table-cell">
      <style:table-cell-properties fo:padding="0.097cm" fo:border="0.5pt solid #000000"/>
    </style:style>
    <style:style style:name="P1" style:family="paragraph" style:parent-style-name="Standard">
      <style:text-properties style:font-name="Book Antiqua"/>
    </style:style>
    <style:style style:name="P2" style:family="paragraph" style:parent-style-name="Standard">
      <style:text-properties style:font-name="Book Antiqua" fo:font-size="12pt" fo:font-weight="bold" style:font-size-asian="12pt" style:font-weight-asian="bold" style:font-name-complex="Times New Roman" style:font-size-complex="12pt" style:font-weight-complex="bold"/>
    </style:style>
    <style:style style:name="P3" style:family="paragraph" style:parent-style-name="Standard">
      <style:paragraph-properties fo:margin-left="1.249cm"/>
      <style:text-properties style:font-name="Book Antiqua" fo:font-size="12pt" fo:font-weight="bold" style:font-size-asian="12pt" style:font-weight-asian="bold" style:font-name-complex="Times New Roman" style:font-size-complex="12pt" style:font-weight-complex="bold"/>
    </style:style>
    <style:style style:name="P4" style:family="paragraph" style:parent-style-name="Standard">
      <style:text-properties style:font-name="Book Antiqua" fo:font-size="12pt" style:font-size-asian="12pt" style:font-name-complex="Times New Roman" style:font-size-complex="12pt"/>
    </style:style>
    <style:style style:name="P5" style:family="paragraph" style:parent-style-name="Standard">
      <style:text-properties style:font-name="Book Antiqua" fo:font-size="12pt" officeooo:rsid="0000b225" officeooo:paragraph-rsid="0000b225" style:font-size-asian="12pt" style:font-name-complex="Times New Roman" style:font-size-complex="12pt"/>
    </style:style>
    <style:style style:name="P6" style:family="paragraph" style:parent-style-name="Standard">
      <style:text-properties style:font-name="Book Antiqua" fo:font-size="12pt" officeooo:rsid="0000eaa1" officeooo:paragraph-rsid="0000eaa1" style:font-size-asian="12pt" style:font-name-complex="Times New Roman" style:font-size-complex="12pt"/>
    </style:style>
    <style:style style:name="P7" style:family="paragraph" style:parent-style-name="Standard">
      <style:text-properties style:font-name="Book Antiqua" officeooo:rsid="0000b225" officeooo:paragraph-rsid="0000b225"/>
    </style:style>
    <style:style style:name="P8" style:family="paragraph" style:parent-style-name="Standard">
      <style:text-properties fo:color="#fde9a9" loext:opacity="100%" style:font-name="Book Antiqua" fo:font-size="24pt" fo:font-weight="bold" officeooo:rsid="0000b225" officeooo:paragraph-rsid="0000b225" style:font-size-asian="21pt" style:font-weight-asian="bold" style:font-size-complex="24pt" style:font-weight-complex="bold"/>
    </style:style>
    <style:style style:name="P9" style:family="paragraph" style:parent-style-name="Standard" style:master-page-name="First_20_Page">
      <style:paragraph-properties style:page-number="auto"/>
      <style:text-properties fo:color="#fde9a9" loext:opacity="100%" style:font-name="Book Antiqua" fo:font-size="24pt" fo:font-weight="bold" officeooo:rsid="0000b225" officeooo:paragraph-rsid="0000b225" style:font-size-asian="21pt" style:font-weight-asian="bold" style:font-size-complex="24pt" style:font-weight-complex="bold"/>
    </style:style>
    <style:style style:name="P10" style:family="paragraph" style:parent-style-name="Standard">
      <style:text-properties fo:color="#fde9a9" loext:opacity="100%" style:font-name="Book Antiqua" fo:font-size="24pt" fo:font-weight="bold" officeooo:rsid="0000b225" officeooo:paragraph-rsid="0000b225" style:font-size-asian="21pt" style:font-weight-asian="bold" style:font-size-complex="24pt" style:font-weight-complex="bold"/>
    </style:style>
    <style:style style:name="P11" style:family="paragraph" style:parent-style-name="Standard">
      <style:text-properties fo:color="#fde9a9" loext:opacity="100%" style:font-name="Book Antiqua" fo:font-size="16pt" fo:font-weight="bold" officeooo:rsid="0000b225" officeooo:paragraph-rsid="0000b225" style:font-size-asian="14pt" style:font-weight-asian="bold" style:font-size-complex="16pt" style:font-weight-complex="bold"/>
    </style:style>
    <style:style style:name="P12" style:family="paragraph" style:parent-style-name="Standard">
      <style:text-properties style:font-name="Book Antiqua" fo:font-size="12pt" officeooo:rsid="0000eaa1" officeooo:paragraph-rsid="0000eaa1" style:font-size-asian="12pt" style:font-name-complex="Times New Roman" style:font-size-complex="12pt"/>
    </style:style>
    <style:style style:name="P13" style:family="paragraph" style:parent-style-name="Standard">
      <style:text-properties style:font-name="Book Antiqua" fo:font-size="12pt" officeooo:rsid="000139a9" officeooo:paragraph-rsid="000139a9" style:font-size-asian="12pt" style:font-name-complex="Times New Roman" style:font-size-complex="12pt"/>
    </style:style>
    <style:style style:name="P14" style:family="paragraph" style:parent-style-name="Standard">
      <style:paragraph-properties fo:break-before="page"/>
      <style:text-properties style:font-name="Book Antiqua" fo:font-size="12pt" fo:font-weight="bold" officeooo:paragraph-rsid="000139a9" style:font-size-asian="12pt" style:font-weight-asian="bold" style:font-name-complex="Times New Roman" style:font-size-complex="12pt" style:font-weight-complex="bold"/>
    </style:style>
    <style:style style:name="P15" style:family="paragraph" style:parent-style-name="Standard">
      <style:text-properties style:font-name="Book Antiqua" officeooo:paragraph-rsid="000139a9"/>
    </style:style>
    <style:style style:name="P16" style:family="paragraph" style:parent-style-name="Standard">
      <style:text-properties style:font-name="Book Antiqua"/>
    </style:style>
    <style:style style:name="P17" style:family="paragraph" style:parent-style-name="Standard">
      <style:paragraph-properties fo:text-align="center" style:justify-single-word="false"/>
      <style:text-properties style:font-name="Book Antiqua" fo:font-size="10pt" officeooo:rsid="000139a9" officeooo:paragraph-rsid="000139a9" style:font-size-asian="10pt" style:font-size-complex="10pt"/>
    </style:style>
    <style:style style:name="P18" style:family="paragraph" style:parent-style-name="Table_20_Contents">
      <style:text-properties style:font-name="Book Antiqua"/>
    </style:style>
    <style:style style:name="P19" style:family="paragraph" style:parent-style-name="Table_20_Contents">
      <style:text-properties style:font-name="Book Antiqua" officeooo:paragraph-rsid="000139a9"/>
    </style:style>
    <style:style style:name="T1" style:family="text">
      <style:text-properties fo:font-size="12pt" style:font-size-asian="12pt" style:font-name-complex="Times New Roman" style:font-size-complex="12pt"/>
    </style:style>
    <style:style style:name="T2" style:family="text">
      <style:text-properties fo:font-size="12pt" officeooo:rsid="0000b225" style:font-size-asian="12pt" style:font-name-complex="Times New Roman" style:font-size-complex="12pt"/>
    </style:style>
    <style:style style:name="T3" style:family="text">
      <style:text-properties fo:font-size="12pt" fo:font-style="italic" style:font-size-asian="12pt" style:font-style-asian="italic" style:font-name-complex="Times New Roman" style:font-size-complex="12pt" style:font-style-complex="italic"/>
    </style:style>
    <style:style style:name="T4" style:family="text">
      <style:text-properties officeooo:rsid="0000eaa1"/>
    </style:style>
    <style:style style:name="T5" style:family="text">
      <style:text-properties officeooo:rsid="000139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E GRAND FLÉAU ET COMMENT L’ANÉANTIR</text:p>
      <text:p text:style-name="P8"/>
      <text:p text:style-name="P11"/>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oft-page-break/>PREMIÈRE TRADUCTION</text:p>
      <table:table table:name="Tableau1" table:style-name="Tableau1">
        <table:table-column table:style-name="Tableau1.A" table:number-columns-repeated="8"/>
        <table:table-row>
          <table:table-cell table:style-name="Tableau1.A1" office:value-type="string">
            <text:p text:style-name="P18"/>
          </table:table-cell>
          <table:table-cell table:style-name="Tableau1.A1" office:value-type="string">
            <text:p text:style-name="P18"/>
          </table:table-cell>
          <table:table-cell table:style-name="Tableau1.C1" office:value-type="string">
            <text:p text:style-name="P18"/>
          </table:table-cell>
          <table:table-cell table:style-name="Tableau1.C1" office:value-type="string">
            <text:p text:style-name="P18"/>
          </table:table-cell>
          <table:table-cell table:style-name="Tableau1.C1" office:value-type="string">
            <text:p text:style-name="P18"/>
          </table:table-cell>
          <table:table-cell table:style-name="Tableau1.C1" office:value-type="string">
            <text:p text:style-name="P18"/>
          </table:table-cell>
          <table:table-cell table:style-name="Tableau1.C1" office:value-type="string">
            <text:p text:style-name="P18"/>
          </table:table-cell>
          <table:table-cell table:style-name="Tableau1.H1" office:value-type="string">
            <text:p text:style-name="P18"/>
          </table:table-cell>
        </table:table-row>
      </table:table>
      <text:p text:style-name="P1"/>
      <text:p text:style-name="P17">RELECTURE</text:p>
      <table:table table:name="Tableau2" table:style-name="Tableau2">
        <table:table-column table:style-name="Tableau2.A" table:number-columns-repeated="8"/>
        <table:table-row>
          <table:table-cell table:style-name="Tableau2.A1" office:value-type="string">
            <text:p text:style-name="P19"/>
          </table:table-cell>
          <table:table-cell table:style-name="Tableau2.A1" office:value-type="string">
            <text:p text:style-name="P19"/>
          </table:table-cell>
          <table:table-cell table:style-name="Tableau2.A1" office:value-type="string">
            <text:p text:style-name="P19"/>
          </table:table-cell>
          <table:table-cell table:style-name="Tableau2.A1" office:value-type="string">
            <text:p text:style-name="P19"/>
          </table:table-cell>
          <table:table-cell table:style-name="Tableau2.A1" office:value-type="string">
            <text:p text:style-name="P19"/>
          </table:table-cell>
          <table:table-cell table:style-name="Tableau2.A1" office:value-type="string">
            <text:p text:style-name="P19"/>
          </table:table-cell>
          <table:table-cell table:style-name="Tableau2.A1" office:value-type="string">
            <text:p text:style-name="P19"/>
          </table:table-cell>
          <table:table-cell table:style-name="Tableau2.H1" office:value-type="string">
            <text:p text:style-name="P19"/>
          </table:table-cell>
        </table:table-row>
      </table:table>
      <text:p text:style-name="P15"/>
      <text:p text:style-name="P17">ANNOTATIONS</text:p>
      <table:table table:name="Tableau4" table:style-name="Tableau4">
        <table:table-column table:style-name="Tableau4.A" table:number-columns-repeated="8"/>
        <table:table-row>
          <table:table-cell table:style-name="Tableau4.A1" office:value-type="string">
            <text:p text:style-name="P19"/>
          </table:table-cell>
          <table:table-cell table:style-name="Tableau4.A1" office:value-type="string">
            <text:p text:style-name="P19"/>
          </table:table-cell>
          <table:table-cell table:style-name="Tableau4.A1" office:value-type="string">
            <text:p text:style-name="P19"/>
          </table:table-cell>
          <table:table-cell table:style-name="Tableau4.A1" office:value-type="string">
            <text:p text:style-name="P19"/>
          </table:table-cell>
          <table:table-cell table:style-name="Tableau4.A1" office:value-type="string">
            <text:p text:style-name="P19"/>
          </table:table-cell>
          <table:table-cell table:style-name="Tableau4.A1" office:value-type="string">
            <text:p text:style-name="P19"/>
          </table:table-cell>
          <table:table-cell table:style-name="Tableau4.A1" office:value-type="string">
            <text:p text:style-name="P19"/>
          </table:table-cell>
          <table:table-cell table:style-name="Tableau4.H1" office:value-type="string">
            <text:p text:style-name="P19"/>
          </table:table-cell>
        </table:table-row>
      </table:table>
      <text:p text:style-name="P17"/>
      <text:p text:style-name="P17"/>
      <text:p text:style-name="P17"/>
      <text:p text:style-name="P17">version du 6 octobre 2023</text:p>
      <text:p text:style-name="P14">INTRODUCTION</text:p>
      <text:p text:style-name="P4">CE POUR QUOI LIVRE A ÉTÉ ÉCRIT</text:p>
      <text:p text:style-name="P1"><text:span text:style-name="T1">CE livre traite de ce qui est généralement appelé le</text:span><text:span text:style-name="T3"> Fléau Caché</text:span><text:span text:style-name="T1">, et il est écrit avec l’intention que ce fléau ne soit plus caché, car si il venait à rester caché, alors il n’y aurait aucun espoir de l’abolir.</text:span></text:p>
      <text:p text:style-name="P1"><text:span text:style-name="T1">La plupart des auteurs masculins refusent de dire ce qu’est le </text:span><text:span text:style-name="T3">Fléau Caché</text:span><text:span text:style-name="T1">, et donc il incombe aux femmes de le faire.</text:span></text:p>
      <text:p text:style-name="P1"><text:span text:style-name="T1">Le </text:span><text:span text:style-name="T3">Fléau Caché</text:span><text:span text:style-name="T1"> est une maladie sexuelle, qui prend principalement deux formes – la syphilis et la gonorrhée. Ces maladies sont causées par la prostitution – c’est-à-dire qu’elles sont provoquées par l’immoralité sexuelle[1]. Mais elle ne se transmettent pas qu’à ceux qui sont immoraux. Etant contagieuses, elles sont transmises aux innocents, et surtout aux épouses. L’infection d’épouses innocentes lors du mariage est à juste titre décrite par un homme docteur comme « l’ultime infamie de notre vie sociale ».</text:span></text:p>
      <text:p text:style-name="P1"><text:span text:style-name="T1">De manière générale, les épouses qui sont ainsi infectées sont assez ignorantes à propos de ce qui leur arrive. Les hommes qui pensent qu’il est indélicat de murmurer à leurs oreilles les mots « syphilis » et « gonorrhée » ne semblent pas penser </text:span><text:soft-page-break/><text:span text:style-name="T1">qu’il est indélicat de les infecter avec horribles maladies qui portent ces noms.</text:span></text:p>
      <text:p text:style-name="P4">Les maladies sexuelles sont une cause fréquente de dégénérescences morales, mentales et physiques ainsi que du suicide de l’espèce ; elles sont très répandues (75 à 80% des hommes étant infectés par la gonorrhée et une proportion considérable bien que difficile à estimer précisément était infectés par la syphilis[2], le problème prend des proportions épouvantables.</text:p>
      <text:p text:style-name="P4">Il n’est pas dans l’habitude des Suffragettes de décrire un mal puis de s’en distancer sans suggérer un moyen de le soigner ; dans la suite de ce livre figurera un traitement proposé pour le grand mal en question. Ce traitement, dit succinctement, est « le Vote pour les Femmes et la Chasteté pour les Hommes ». Des citations et des opinions d’illustres hommes médecins sont donnés, et ils montrent que la chasteté pour les hommes leur est bénéfique et est impérative pour les intérêts de l’espèce.</text:p>
      <text:p text:style-name="P1"><text:span text:style-name="T1">L’utilisation de remèdes comme le mercure ou le « 606[3] » ne peuvent remplacer la </text:span><text:span text:style-name="T3">prévention</text:span><text:span text:style-name="T1"> de la maladie sexuelle. Les médicaments et les concoctions médicales ne pourront ni faire disparaitre les injures morales subies par les hommes qui pratiquent l’immoralité, ni être une remède adéquat pour le corps. Les maladies </text:span><text:soft-page-break/><text:span text:style-name="T1">sexuelles sont particulièrement problématiques à soigner, et il n’est jamais possible de prouver qu’un remède a été efficace, de telle sorte que la maladie, bien qu’apparemment soignée est souvent seulement cachée et prête à resurgir. </text:span></text:p>
      <text:p text:style-name="P4">Une régulation du vice et une inspection médicale imposée aux Esclaves Blanches[3] est également futile et donne une fausse impression de sécurité qui est fatale. La Chasteté pour les hommes, c’est-à-dire leur observance des mêmes principes moraux que ceux pratiqués par les femmes est par conséquent indispensable.</text:p>
      <text:p text:style-name="P4">Le Vote pour les Femmes combattra le Grand Fléau de plusieurs manières. Lorsqu’elles seront citoyennes les femmes auront une plus grande estime de soi et seront plus respectées par les hommes. Elles auront le pouvoir d’assurer la promulgation de lois les protégeant et de renforcer leur situation économique.</text:p>
      <text:p text:style-name="P4">Les faits contenus dans ce livre constituent une thèse imparable en faveur du Vote pour les Femmes. Ils justifient des raisons plus urgentes et d’une plus grande importance humaine pour lesquelles les femmes devraient avoir le droit de vote plus que tout.</text:p>
      <text:p text:style-name="P1"><text:span text:style-name="T1">La connaissance de ce qu’est réellement le Fléau Caché et de comment une multitude de femmes en </text:span><text:soft-page-break/><text:span text:style-name="T1">sont victimes appellera une nouvelle grande passion pour le droit de vote. Il rendra ce mouvement encore plus semblable à toutes les précédentes guerres contre l’esclavage.</text:span></text:p>
      <text:p text:style-name="P4">Les faits contenus dans ce livre ne vont pas sans imposer une forme de militantisme. Il y a eu de vigoureuses critiques vis-à-vis de la politique de destructions des biens au nom du Vote pour les Femmes. Ces critiques sont tut en rétorquant que les hommes ont détruits et sont en train de détruire la vie et la santé des femmes dans leur pratique du vice.</text:p>
      <text:p text:style-name="P4">Les opposants du Vote pour les Femmes savent que lorsque les femmes seront politiquement libres et économiquement fortes, elles ne seront pas achetables pour la basse pratique du vice.</text:p>
      <text:p text:style-name="P4">Ceux qui veulent avoir des femmes comme esclaves ne veulent évidemment pas que les femmes puissent voter.</text:p>
      <text:p text:style-name="P4">Tous les arguments grandiloquents contre le suffrage des femmes sont des mascarades, une faible tentative de cacher le réel argument contre cette réforme, cet argument étant, nous le répétons, le vice sexuel.</text:p>
      <text:p text:style-name="P1"><text:span text:style-name="T1">Il est dit par les hypocrites opposants du Vote pour les Femmes que les femmes ne doivent pas voter car </text:span><text:soft-page-break/><text:span text:style-name="T1">les hommes les protègent déjà. Les Femmes n’entendront plus jamais cette excuse, maintenant qu’elles savent ce que vaut la protection des hommes.</text:span></text:p>
      <text:p text:style-name="P4">Il est dans les intérêts de la nation que ces mêmes opposants hypocrites professent la résistance au Vote pour les Femmes ; cet argument sera vu comme d’une telle vacuité lorsqu’il sera connu que les hommes infectent et réinfectent continuellement l’espèce avec de répugnantes maladies, entrainant ainsi la chute de la nation !</text:p>
      <text:p text:style-name="P4">L’avis des femmes sur le Grand Fléau sera certainement plus utile que tout pour apporter le Vote pour les Femmes.</text:p>
      <text:p text:style-name="P4">Toutes les jeunes femmes qui liront ces pages seront averties d’un grand danger, dont elle n’avait peut-être pas encore suspecté l’existence. C’est parce qu’il y a besoin que les jeunes filles soient averties à temps de ce danger que le problème est ici décrit avec des termes très clairs et sans ambiguïté. </text:p>
      <text:p text:style-name="P1"><text:span text:style-name="T1">Il reste à dire que les chapitres suivants ont été édités dans les pages du </text:span><text:span text:style-name="T3">Suffragette</text:span><text:span text:style-name="T1">[4], et qu’ils sont maintenant publiés dans un livre à la suite de beaucoup demandes frénétiques de les rendre disponibles sous une forme plus permanente. </text:span></text:p>
      <text:p text:style-name="P4"/>
      <text:p text:style-name="P1"><text:soft-page-break/><text:span text:style-name="T1">LE GRAND FLÉAU ET COMMENT L’ANÉANTIR</text:span></text:p>
      <text:p text:style-name="P4">LA FIN D’UNE OMERTA</text:p>
      <text:p text:style-name="P4">QUARANTE des plus illustres docteurs ont récemment signés un manifeste demandant la nomination d’une commission Royale pour enquêter au sujet de la maladie vénériennes[5], c’est-à-dire la maladie qui est provoquée par le vice sexuel.</text:p>
      <text:p text:style-name="P4">Le Gouvernement à effectivement nommé une commission Royale, mais de ses quinze membres seulement trois sont des femmes. Un aspect plus moderne du Mouvement des Femmes[6] n’est pas non plus représenté. C’est une insulte intolérable que les femmes soient en minorité dans une telle commission. Elles devraient au moins être à égale représentation avec les hommes.</text:p>
      <text:p text:style-name="P4">Les docteurs indiquent que la tuberculose, la folie, la scarlatine, la fièvre typhoïde, le cancer et d’autres maladies sont combattues par l’État et les entités privées, mais ils disent « parmi tout cet effort d’organisation il subsiste une omission remarquable : il y a toujours eu une omerta vis-à-vis de la maladie vénérienne. »</text:p>
      <text:p text:style-name="P1"><text:span text:style-name="T1">D’après les juges, l’omerta n’est pas quelque chose d’inconnu pour les Suffragettes, mais nous remarquons qu’elles ont refusé d’être complices à </text:span><text:soft-page-break/><text:span text:style-name="T1">cette loi du silence à propos de la maladie vénérienne depuis longtemps déjà. Elles ont depuis longtemps réclamées que quelque chose soit fait pour éliminer cette peste terrifiante. </text:span></text:p>
      <text:p text:style-name="P4">Le temps est venu, disent les docteurs, qu’il relève du devoir nationale de voir la réalité telle qu’elle est et de promptement l’apporter à l’attention du public.</text:p>
      <text:p text:style-name="P4">Ils décrivent de la manière suivante le problème avec lequel le public doit se familiariser :</text:p>
      <text:p text:style-name="P4">« La pire forme de maladie vénérienne est hautement contagieuse, et ses effets sont dramatiques. Elle fait de nouvelles victimes par d’autres que ceux qui n’ont qu’eux même à reprocher. C’est une de ces maladies qui peuvent être transmise lors de la grossesse, de telle sorte que le descendant d’une souffrante est né avec le virus dans son organisme d’une manière à provoquer d’hideuses déformations, ou une cécité, ou une surdité, ou une imbécillité se terminant souvent par une mort prématurée, mais non subite. »</text:p>
      <text:p text:style-name="P1"><text:span text:style-name="T1">À vrai dire, une enquête approfondie est à peine nécessaire, bien qu’une Commission Royale devrait être le moyen de faire prendre conscience aux femmes la nature et l’étendue de ce mal terrible, les hommes en savent déjà beaucoup, et les docteurs en savent presque tout. Aucune Commission Royale </text:span><text:soft-page-break/><text:span text:style-name="T1">n’est nécessaire pour découvrir la cause de la maladie vénérienne. Sa cause est parfaitement connue. <text:s/>Comme un écrivain l’a très bien dit : « le nid de toutes les maladies vénériennes sans exceptions se trouve dans l’institution sociale appelée prostitution, ou promiscuité sexuelle ; dans l’avilissement et la dégradation de ce qui devrai être le plus haut des pouvoirs du corps, ceux impliqués dans l’acte de génération. »</text:span></text:p>
      <text:p text:style-name="P4">Les docteurs urgent à ce que le remède et la prévention de la maladie vénérienne soit considérés. Les Femmes souligneront l’importance de la prévention, car même si un remède au sens physiologique peut exister, un remède au sens moral est impossible. Une communauté qui tolère la prostitution est une communauté qui est moralement malade. L’homme prostitué (car pourquoi devrions nous seulement donner ce nom au partenaire féminin dans l’immoralité ?) voit son âme aussi infectée que son corps.</text:p>
      <text:p text:style-name="P1"><text:span text:style-name="T1">Nous répétons qu’en ce qui concerne ces maladies, la prévention est plus efficace que le remède et qu’il n’est pas seulement plus efficace que le remède mais que c’est le seul remède, puisque qu’il est douteux que soigner ces maladies même au sens le plus large soit possible, et que mêmes soignées ces maladies peuvent se rattraper. Tout le monde admet qu’une infection de gonorrhée ne donne pas </text:span><text:soft-page-break/><text:span text:style-name="T1">d’immunité contre les infections suivantes, et l’idée qu’une infection de syphilis procure l’immunité contre de futures infections n’est pas sérieusement retenue par les experts.</text:span></text:p>
      <text:p text:style-name="P4">Comme le dit une figure d’autorité : « La raison pour laquelle aussi peu de cas de réinfection sont détectés vient de ce qu’aussi peu de cas sont réellement soignés, c’est-à-dire qu’ils sont déjà syphilitiques et ne peuvent êtres réinfectés ».</text:p>
      <text:p text:style-name="P4">Puisque l’espoir de soigner les maladies vénériennes est illusoire, la prévention est évidemment la seule véritable possibilité. Aucun individu ne peut espérer éviter ces maladies sauf en s’abstenant de l’acte sexuel immoral, et de même une nation ne peut pas rester indemne dans que la prostitution existe.</text:p>
      <text:p text:style-name="P4">Par conséquent il faut en finir avec la prostitution ! Les cris de protestation se multiplieront pour cela. Nous allons entendre les balivernes habituelles de « la nature humaine » et de « l’injure à la santé des hommes ».</text:p>
      <text:p text:style-name="P1"><text:span text:style-name="T1">La nature humaine est une notion très vaste, et elle comprend une multitude de péchés et de vices qui malgré cette nature ne sont pas plus tolérés. Il est de nature humaine de voler et de tuer. Le cannibalisme lui-même est dans la nature de certains êtres humain. Le vol, le meurtre et le cannibalisme sont </text:span><text:soft-page-break/><text:span text:style-name="T1">pourtant tous interdits, et les personnes qui s’aventurent à laisser aller cette « nature humaine » sont comparativement très peu nombreuses !</text:span></text:p>
      <text:p text:style-name="P4">Pourquoi la nature humaine doit-elle avoir sa pleine portée dans la seule direction du vice sexuel ? La réponse à cette question est que les hommes ont tout le pouvoir de l’État et que par conséquent ils ne font pas seulement les lois de l’État, mais également sa moralité.</text:p>
      <text:p text:style-name="P4">D’après la moralité des hommes, une femme qui est immorale est une femme « déchue » et elle n’est pas faite pour la société civilisée, alors qu’un homme immoral ne fait simplement qu’obéir aux dictats de la nature humaine et n’est même pas perçu comme immoral. D’après la loi des hommes, une épouse qui n’est même qu’une fois déloyale envers son mari lui a provoqué une blessure qui lui donne le droit de divorcer d’elle. Elle ne peut plaider la « nature humaine » en sa défense. Au contraire, un homme qui fréquente des prostituées et qui le fait de manière récurrente tout au long de son mariage, d’après la loi des hommes, n’a fait que se comporter selon sa nature humaine et personne ne peut le punir pour cela. </text:p>
      <text:p text:style-name="P1"><text:span text:style-name="T1">Si l’on accepte les ce que racontent les hommes à propos d’eux-mêmes, on est obligé d’en conclure que la nature humaine des femmes est quelque </text:span><text:soft-page-break/><text:span text:style-name="T1">chose de beaucoup plus propre, beaucoup plus forte et beaucoup plus élevée que la nature humaine des hommes. Mais les Suffragistes espèrent de toutes leur forces que cela n’est pas réellement vrai. Ils ont plus d’espoir en l’homme que les hommes ont en eux-mêmes, et ils croient qu’un homme peut vivre une vie aussi pure et morale qu’une femme le peux. L’idéal de la femme est de se garder vierge jusqu’à ce qu’elle trouve son véritable partenaire. </text:span></text:p>
      <text:p text:style-name="P4">Qu’il s’agisse aussi de l’idéal de l’homme ! </text:p>
      <text:p text:style-name="P4">La santé des hommes peut être préservée seulement au prix de la prostitution, telle est la théorie ridicule et vicieuse proposée par beaucoup d’hommes et quelques docteurs. La prostitution est en vérité le plus grand de tous les dangers pour la santé des hommes. Il y a d’abord le risque de probabilité certaine d’être infecté par la terrible maladie que nous considérons. De plus, la prostitution comprend une gaspillage futile de l’énergie des hommes, une énergie dont ils ont beaucoup besoin pour tenir à la hauteur dans les sciences, l’art, l’athlétisme, l’industrie et le commerce.</text:p>
      <text:p text:style-name="P1"><text:span text:style-name="T1">Et quand est-il de la santé des femmes ? Elles n’accepteront plus la théorie selon laquelle leur santé et leur dignité doivent être sacrifiées pour la santé de l’autre sexe. Proposer seulement que les femmes devraient souffrir physiquement et </text:span><text:soft-page-break/><text:span text:style-name="T1">spirituellement pour le bénéfice des hommes suffit à montrer l’énormité de la proposition.</text:span></text:p>
      <text:p text:style-name="P4">La Nature ne ferait certainement pas quelque chose d’aussi monstrueux ! Il est en effet évident à quiconque avec la moindre intelligence que la ruine des femmes serait l’ultime ruine des hommes.</text:p>
      <text:p text:style-name="P4">Il n’a pas fallu le manifeste de ces docteurs pour avertir les plus instruites des femmes que la prostitution et les maladies qu’elle provoque sont une menace pour elles-mêmes et leurs enfants. Mais grand nombre de femmes n’ont toujours pas cette connaissance. D’innocentes épouses se font infectées par leurs maris. Elles sont tourmentées, leur santé est détruite, leur pouvoir de devenir mère est annihilé ou bien elles deviennent les mères des malades, des handicapés, des aveugles ou des enfants fous. Mais on ne leur dit pas la raison de tout cela. Leurs docteurs et leurs médecins les gardent dans l’ignorance, si bien qu’elles ne peuvent même pas se prévenir des dangers futurs.</text:p>
      <text:p text:style-name="P1"><text:span text:style-name="T1">Des filles entre dans le mariage en forme dans la moindre idée du risque qu’elles endurent. Personne le leurs dit, comme le Dr. John W. Barrett nous dit dans son article dans la revue scientifique </text:span><text:span text:style-name="T3">Bedrock</text:span><text:span text:style-name="T1"> : « nous savons par la lecture minutieuse des rapports médicaux des assurances, que la grande </text:span><text:soft-page-break/><text:span text:style-name="T1">majorité des hommes adoptent des comportements à se faire infecter avant le mariage ».</text:span></text:p>
      <text:p text:style-name="P4">Ceux qui lisent cette citation verront leur cerveau préparé à la réception l’autre citation inconcevable largement acceptée par les autorités médicales que 75 à 80% des hommes ont été infectés par une maladie vénérienne avant le mariage. Certains de ces hommes paraissent guéris mais nous avons vu l’insignifiance de la guérison dans le contexte de cette infection. De très tristes cas sont connus d’hommes qui se marient lorsqu’ils sont apparemment guéris et qui malgré tout infectent leurs épouses. Il n’est par conséquent pas trop de dire que pour quatre hommes il y en a seulement un qui peut se marier sans risques pour sa mariée. De tels faits sont en effet terribles, et plus tôt ils seront connus de tous, le mieux il en sera pour l’individu et l’espèce.</text:p>
      <text:p text:style-name="P4">Même après le mariage, le danger réapparait encore et encore à moins que le mari ne s’abstient d’actes immoraux. Dans les chapitres futurs nous montrerons plus exactement ce que la maladie vénérienne fait aux femmes.</text:p>
      <text:p text:style-name="P1"><text:span text:style-name="T1">Nous montrerons par ailleurs que la prostitution et ses malheurs sont principalement une question médicale, qui être réglée par des hommes médecins. Les médecins pénitenciers administrent des </text:span><text:soft-page-break/><text:span text:style-name="T1">médicaments qui gardent sous contrôle la « nature humaine » des hommes prisonniers qui n’ont aucun contrôle de soi inné. Mis à part ce cas, instruire aux hommes l’hygiène sexuelle devrait être le devoir principal des docteurs.</text:span></text:p>
      <text:p text:style-name="P4">Il serait en effet extraordinaire que la profession médicale, ayant découvert les moyens de réguler toutes les autres fonctions corporelles, ne puissent pas dire aux hommes comment réguler la fonction sexuelle et d’empêcher l’activité sexuelle excessive qui comme eux-mêmes le disent est fatale à la santé de l’espèce.</text:p>
      <text:p text:style-name="P4">Par conséquent, nous nous en référons à la profession médicale pour qu’elle vienne en aide aux hommes dont la retenue leur échappe, qu’elle vienne en aide aux épouses dont la vie sera sinon dévastée par la maladie ; qu’elle vienne en aide aux enfants pas encore nés qui, à moins que de l’aide arrive, se verront donnés un cruel héritage. Il serait un haut privilège de débarrasser l’humanité d’un bien atroce fléau.</text:p>
      <text:p text:style-name="P4"/>
      <text:p text:style-name="P4">UNE QUESTION DE FEMME</text:p>
      <text:p text:style-name="P1"><text:span text:style-name="T1">LE Premier Ministre a été entendu discuter avec éloquence la prévention de la tuberculose. C’est une chose bienvenue, mais il serait encore plus </text:span><text:soft-page-break/><text:span text:style-name="T1">bienvenue que le Premier Ministre parle d’une autre forme de maladie encore plus terrible et qu’il essayât de la prévenir, qu’il frappât à la cause de la maladie sexuelle.</text:span></text:p>
      <text:p text:style-name="P4">La cause de la maladie sexuelle est l’assujettissement des femmes. Pour détruire l’une nous devons par conséquent détruire l’autre. À la lumière de ce fait, l’opposition au vote pour les femmes de M. Asquith doit être perçue comme un danger majeur à la société.</text:p>
      <text:p text:style-name="P4">Comme nous l’avons dit, la maladie sexuelle ou la maladie vénérienne comme elle est communément appelée doit être encore plus redoutée que la tuberculose même.</text:p>
      <text:p text:style-name="P4">Il faut se souvenir que la complète vérité quant aux effets aussi bien directs qu’indirects de la maladie vénérienne n’est pas connue. De nouvelles découvertes sont faites tous les jours, et chaque découverte révèle une nouvelle raison de croire que la maladie vénérienne est la pire ennemie de l’humanité.</text:p>
      <text:p text:style-name="P1"><text:span text:style-name="T1">Comme tout le monde le sait, les formes les plus sévères de maladie vénérienne sont au nombre de deux, la syphilis et la gonorrhée. Une autorité compétente dit que parmi les causes de décès les plus fréquentes la syphilis arrive juste derrière la tuberculose. Cette citation doit être citée par </text:span><text:soft-page-break/><text:span text:style-name="T1">d’autres avant que nous puissions comprendre la totale gravité de la situation.</text:span></text:p>
      <text:p text:style-name="P4">Premièrement, à cause de la loi du silence commençant à se briser, les actes de décès sont souvent mis en forme de manière à diminuer la contribution de la syphilis et par conséquent les statistiques publiées ne représentent pas l’ampleur des faits.</text:p>
      <text:p text:style-name="P4">Deuxièmement, le caractère syphilitique de diverses maladies jusqu’à maintenant supposées comme non-syphilitique commence à être reconnu. Diverses autres maladies commencent à être suspectées et il n’est que trop probable que la suspicion qu’elles soient syphilitiques soit établie par plus de recherches médicales.</text:p>
      <text:p text:style-name="P4">Troisièmement, en amenuisant la capacité de l’organisme à résister, la syphilis rend les effets de toutes les maladies et accidents plus graves.</text:p>
      <text:p text:style-name="P4">Il faut aussi prendre en compte la chose suivante lorsque l’on compare la syphilis et la tuberculose ; la syphilis prédispose fortement à la tuberculose. De plus, il existe une forme de peste blanche qui est certainement syphilitique. Nous ajouterons aussi que la syphilis est maintenant reconnue comme prédisposant fortement au cancer.</text:p>
      <text:p text:style-name="P1"><text:soft-page-break/><text:span text:style-name="T1">Même avec notre état imparfait de connaissances, on peut certainement dire que la syphilis, qui n’est qu’une des maladies vénériennes, dépasse la tuberculose comme plus forte cause de dégénérescence et de mortalité.</text:span></text:p>
      <text:p text:style-name="P4">La question de la maladie vénérienne à un intérêt tragique et spécifique aux femmes. Elle les frappent elles ainsi que leurs enfants. Une femme atteinte de syphilis subit non seulement de l’humiliation et de la maladie qui peut éventuellement prendre une forme des plus horribles, mais elle risque en plus de devenir la mère d’enfants déformés, malades ou idiots. « Pourquoi de tels enfants sont-ils mis au monde ? », les femmes ont souvent crié de désespoir. La réponse est « Syphilis ! ». Les fausses couches sont fréquemment provoquées par la même maladie. En effet, rien, dit un médecin, n’est plus dangereux pour la progéniture que la syphilis.</text:p>
      <text:p text:style-name="P1"><text:span text:style-name="T1">Assez différents, mais toujours aussi terrible pour les femmes, sont les effets de la gonorrhée. Dans les chapitres suivants nous parlons plus en détail de ce problème. Ici nous dirons que la gonorrhée est une des maladies les plus répandues. Elle est acquise avant le mariage par 75 à 80% des hommes, et elle est très souvent attrapée après le mariage par ces hommes qui ne sont pas complètement loyaux à leurs épouses. Ces maladies font relativement </text:span><text:soft-page-break/><text:span text:style-name="T1">moins de mal aux hommes, et à l’époque les médecins n’en faisaient pas grand-chose.</text:span></text:p>
      <text:p text:style-name="P4">Mais à cause de leur structure physiologique, c’est une des maladies les plus graves pour les femmes. Un très grand nombre de femmes sont infectées par la gonorrhée de leur mari. La stérilité est la conséquence la plus fréquente, qui empêche la naissance que quelque enfant, ou qui peut empêcher la naissance de plus d’un enfant. Le suicide de l’espèce !</text:p>
      <text:p text:style-name="P4">De manière générale, les maladies féminines qui sont utilisées par d’ignobles hommes comme prétexte contre l’obtention du droit de vote par les femmes ne sont pas le fait d’une faiblesse naturelle mais celui de la gonorrhée. Les femmes, et il y en a tellement, qui ne « ne sont pas bien senties bien depuis leur mariage » sont des victimes de la gonorrhée.</text:p>
      <text:p text:style-name="P4">Un énorme pourcentage des opérations chirurgicales sur les femmes sont rendues nécessaire par cette maladie et dans beaucoup de cas elle atteint les organes maternels au point de rendre nécessaire leur ablation. Encore le suicide de l’espèce.</text:p>
      <text:p text:style-name="P1"><text:span text:style-name="T1">Ce sont d’infâmes vérités, tellement infâmes que l’instinct de la femme est de les garder cachées, jusqu’à ce qu’elle comprenne qu’il n’y a qu’en </text:span><text:soft-page-break/><text:span text:style-name="T1">faisant connaitre ces vérités que cet abjecte état des choses peut être anéanti.</text:span></text:p>
      <text:p text:style-name="P1"><text:span text:style-name="T1">Les femmes ont suffisamment souffert de cette loi du silence pour lui permettre de durer une minute de plus. </text:span><text:span text:style-name="T2">Il a été établi et admis comme règle dans la profession médicale de garder une femme dans l’ignorance à propos du fait qu’elle soit victime de maladie vénérienne</text:span><text:span text:style-name="T1">. Lorsqu’une mariée malade s’effondre quelques jours où quelques semaines après son mariage, son mari et le médecin lui disent qu’elle souffre d’appendicite et grâce à ce mensonge ses organes reproductifs lui sont enlevés sans qu’elle le sache. Les femmes dont les maris attrapent la syphilis sont à leur tour infectées sont gardées dans l’ignorance et sont dès lors incapables de se protéger et de faire ce qu’elles doivent pour l’avenir.</text:span></text:p>
      <text:p text:style-name="P4">Nous avons là cette question de femme dans ce qui peut être sa forme la plus grave et importante. Les femmes contre le suffrage des femmes ont elles la moindre idée de ce que font vraiment les femmes de mal ?</text:p>
      <text:p text:style-name="P4">Nous les supplions de comprendre qu’aussi longtemps que l’assujettissement des femmes continuera et qu’il sera soutenu par la loi et la coutume, l’espèce sera blessée, dégradée et les femmes en seront les victimes.</text:p>
      <text:p text:style-name="P1"><text:soft-page-break/><text:span text:style-name="T1">Nous le disons encore, la maladie sexuelle est le résultat de l’assujettissement des femmes. En d’autres mots, elle est le résultat de la doctrine stipulant que la femme est le rapport sexuel et rien de plus. Parfois cette doctrine est maquillée en disant que les femmes sont des mères et rien de plus. Ce qu’un homme qui dit cela veut vraiment dire, c’est que les femme sont crées principalement pour le plaisir sexuel des hommes, et éventuellement pour porter des enfants si il se trouve qu’il en veut, mais pas plus d’enfants qu’il ne le désire.</text:span></text:p>
      <text:p text:style-name="P4">La conséquence de cette pensée est que la relation entre homme et femme se focalise sur le matériel. Plus encore, la relation entre homme et femme a été celle d’un propriétaire et de sa propriété, d’un maître et de son esclave, et non pas la relation entre deux égaux.</text:p>
      <text:p text:style-name="P4">De ce mal en est apparu un autre. L’homme n’est pas satisfait d’être en relation avec un seul esclave ; il doit être en relation avec beaucoup d’autres. Plus exactement, la promiscuité sexuelle est apparue, et dans son sillon est apparue la maladie.</text:p>
      <text:p text:style-name="P1"><text:span text:style-name="T1">Ainsi dans cette Angleterre civilisée du début de vingtième siècle nous trouvons des médecins brisant les secrets et les traditions depuis longtemps établies pour donner l’alarme. Ce chancre de </text:span><text:soft-page-break/><text:span text:style-name="T1">maladie vénérienne dévore la vitalité de la natation et le seul remède est le Vote pour les Femmes, ou plus exactement la reconnaissance de l’égale liberté et de l’égale humanité des femmes.</text:span></text:p>
      <text:p text:style-name="P4">En ce qui concerne la rédemption de l’espèce, les effets du droit de vote pour les femmes seront multiples. Il y a trois catégories de personnes qui devront faire face au problème : l’homme ordinaire, la femme ordinaire et la professionnels de la santé. Jusqu’à maintenant les professionnels de la santé ont perçu la question de la maladie vénérienne principalement du point de vue de l’homme. Lorsque l’influence de la femme augmentera, ses intérêts et ceux de ses enfants, c’est-à-dire les intérêts de l’espèce, commenceront à prendre leur due place dans les considérations médicales. Ce processus ne sera pas terminé tant que l’égalité des femmes n’est pas reconnue et appliquée par la loi. Nous verrons alors les médecins prendre le point de vue sain et nuancé que la santé morale et physique de l’espèce transcende leur « devoir » envers de sots individus qui détruiraient leur vie, celle de leur femme et celles de leurs enfants au nom d’un vice dont ils ont eux-mêmes honte. Nous devrons avoir des médecins qui se dévouent à la tâche d’aider les hommes, si il le faut par des moyens médicaux, à vivre comme le peut un être humain hautement évolué et digne de soi.</text:p>
      <text:p text:style-name="P1"><text:soft-page-break/><text:span text:style-name="T1">Le résultat de l’obtention du droit de vote sera de faire détester aux femmes plus que tout l’idée même de se vendre comme esclave comme beaucoup s’entre elles se vendent dans les circonstances actuelles. L’arme du vote leur permettra de franchir les barrières empêchant de gagner honnêtement ses moyens de vivre.</text:span></text:p>
      <text:p text:style-name="P4">L’effet de l’obtention du droit de vote par femmes apprendra aux hommes que les femmes sont leurs égales humaines et non une espèce sous-humaine, des esclaves à acheter, à salir et à dégrader pour les rejeter, comme tellement d’hommes le pensent aujourd’hui.</text:p>
      <text:p text:style-name="P5">Nous savons la corruption corporelle et spirituelle que l’assujettissement des femmes a apporté à l’humanité. Voyons maintenant quelle pureté et quelle noblesse nous pouvons atteindre grâce à leur émancipation !</text:p>
      <text:p text:style-name="P5"/>
      <text:p text:style-name="P5">COMMENT SOIGNER LA GRANDE PESTILENCE</text:p>
      <text:p text:style-name="P7"><text:span text:style-name="T1">La rééducation des hommes quant aux sujets sexuels est l’un des besoins les plus urgents de notre ère. À l’heure actuelle, leurs esprits sont pleins de superstitions ignorantes et sales quant à leur propre nature sexuelle et ils entretiennent des croyances à ce propos qui vont contre tout avis </text:span><text:soft-page-break/><text:span text:style-name="T1">médical et qui ont des conséquences désastreuses sur eux-mêmes, les femmes et la pérennité de l’espèce. Bien que les médecins affirment qu’une vie pure et chaste n’est jamais la cause de maladies et que l’immoralité est le plus grand ennemi de la santé, la thèse opposée est toujours maintenue par des millions d’hommes.</text:span></text:p>
      <text:p text:style-name="P5">C’est à cause de l’ignorance et de la superstition des hommes que la prostitution est si souvent perçue comme inévitable. Les hommes s’empressent de qualifier les rapports sexuels immoraux avec des prostituées comme « l’exercice de leurs fonctions naturelles », <text:span text:style-name="T4">et maintenant qu’une bataille est menée contre la prostitution, celles qui la mène sont accusées de vouloir défier la Nature. La Nature elle-même ! Comme si la Nature n’avait pas décrétée de punition pour l’immoralité sexuelle pire que celle imposée pour n’importe quel autre vice.</text:span></text:p>
      <text:p text:style-name="P6">L’horrible maladie à propos de laquelle les médecins sonnent l’alarme aujourd’hui est la conséquence directe de la prostitution qui doit à partir de maintenant être rangée dans la même catégorie que tout les autres vices de l’homme.</text:p>
      <text:p text:style-name="P6">Voici ce que pensent toutes les femmes qui ne sont ni malades ni moralement corrompues soit par une écrasante pauvreté ou soit par une luxure excessive doublée d’irresponsabilité : un rapport sexuel où il <text:soft-page-break/>n’existe aucun lien d’amour ou de compassion spirituelle est en deçà de toute dignité humaine. Nous avons déjà dit que de tels rapports sont interdits par la Nature elle-même, et ce plus durement que n’importe quel autre vice. Tant que les hommes en général n’adopteront pas le point de vue de toutes les femmes normales sur la question du sexe et que tous les hommes ne vivront pas aussi proprement que les femmes, l’espèce sera empoisonnée comme elle l’est aujourd’hui par d’infectes maladies. </text:p>
      <text:p text:style-name="P6">Les hommes ont beaucoup de mal à accepter et à agir sur cette vérité. Ils veulent toujours pêcher et échapper aux conséquences. Leur idéal impossible est de permettre l’immoralité sexuelle tout en évitant la maladie sexuelle. En ce moment même, alors que la santé physique et mentale de notre espèce est en jeu, les hommes badinent avec un grand danger et prétendent que l’immoralité peut être rendue bénigne.</text:p>
      <text:p text:style-name="P6">Ils ont d’abord commencé par proclamer qu’ils avaient enfin trouvé le remède qu’ils cherchaient depuis des siècles, un remède pour la maladie sexuelle, qui de toutes les maladies est la plus incurable ! C’est comme si la Nature voulait qu’il y eut qu’un seul moyen d’échapper à ce fléau et que ce moyen était la pureté.</text:p>
      <text:p text:style-name="P6"><text:soft-page-break/>Ce nouveau remède mis en avant s’appelle s’appelle le « Salvarsan », et les hommes parlent de ce supposé remède comme si sa découverte était un permis de pêcher en sécurité.</text:p>
      <text:p text:style-name="P6">Mais cela est-il vrai ? Ce remède n’a jamais démontré son efficacité. Les médecins sont en désaccord à son sujet, et même en étant convaincu que le Salvarsan peut soigner la syphilis, on ne peut fermer les yeux sur les faits inquiétants pouvant être reliés à l’utilisation de ce remède. Assez récemment une enquête a été tenue à Londres à propos d’un homme de quarante-deux ans qui est décédé après une injection de Salvarsan. Le Dr. Willcox, expert en poisons, qui a été appelé pour donner les preuves, a exprimé l’avis selon lequel sa mort avait été provoquée par un empoisonnement lent causé par l’arsenic dans l’injection, et qu’il y a un moment déjà, selon ses dires, une femme était morte dans des circonstances similaires. Un expert médical Français, M. Hallopeau, dans un traité sur l’éradication de la syphilis a dit « L’utilisation du Salvarsan n’est pas sans inconvénients. D’abord, son efficacité est loin d’être parfaite. Dans une proportion des cas qui varie d’un dixième à un quart selon les statistiques, la maladie n’est pas soignée et de nouveaux symptômes apparaissent après quelques mois. Ensuite, le remède n’est pas bénin lorsqu’il est administré, puisque beaucoup <text:soft-page-break/>ont jusqu’à aujourd’hui ont connu des cas de morts vraisemblablement dues à son action et que cette statistique était forcément sous-estimée puisque ces drames intimes n’ont que deux témoins qui sont le médecin et le patient <text:span text:style-name="T5">et que si le patient disparaît il est tellement dans l’intérêt du médecin de garder le silence qu’il doit nécessairement succomber à cette tentation. »</text:span></text:p>
      <text:p text:style-name="P13">Le Dr. Marshall, chirurgien au British Skin Hospital, a refusé de déclare que l’efficacité du Salvarsan avait été démontrée lors d’une conférence tenue il y a quelques mois car selon ses mots : « Dans une maladie telle que la syphilis, la qualité d’un nouveau remède ne pas être estimée avant qu’il ait été en essai depuis au moins dix ans. L’indicateur prépondérant d’efficacité d’un tel remède est sa capacité à empêcher des symptômes tardifs ou parasyphilitiques, ainsi que la transmission à la descendance. Ce remède, ajoute le Dr. Marshall, semble être la cause d’effets secondaires très sévères et parfois fatals. Beaucoup de morts se produisant après une injection de Salvarsan étaient sans doute provoquées par de mauvaises pratiques et d’autres causes similaires, mais un certain nombre de morts sont difficiles à expliquer autrement que par l’empoisonnement à l’arsenic. » Ces avis sur le Salvarsan sont corroborés par beaucoup d’autres autorités médicales et même par l’inventeur du <text:soft-page-break/>Salvarsan, le Dr. Ehrlich qui en dit maintenant que ce n’est « qu’un auxiliaire bien utile à un traitement ». Il est évident même pour les moins connaisseurs qu’un remède dont les défenseurs disent qu’il peut rapidement détruire l’une des maladies les plus virulentes et propagées doit être lui même une substance dangereuse, une véritable épée à double-tranchant. De fait, nous revenons à l’évidence même que le seul remède certain à la maladie vénérienne est la prévention.</text:p>
      <text:p text:style-name="P13">L’autre méthode par laquelle les hommes espèrent garantir leur immunité contre les conséquences du vice est la régulation et la reconnaissance du vice par l’État. Certains déguisent le système en l’appelant différemment. Mais un homme a eu le courage d’assumer ces convictions quoi qu’il en coûte, il s’agit du major French du Corps Médical de l’Armée Britannique. Celui-ci a lu un texte devant le Congrès Médical International. Il reste à voir si il l’a fait en tant que représentant du gouvernement. Il recommande à l’état de gérer le « contrôle efficace d’une prostitution assumée par la localisation de femmes incorrigibles de certaines rues ou de certaines zones. » Ces femmes seraient périodiquement inspectées, environ une à deux fois par semaine pour voir si elles étaient malades, et elles étaient effectivement malades, elles seraient <text:soft-page-break/>alors isolées et traitées pour que les hommes puissent recommencer à les infecter. </text:p>
      <text:p text:style-name="P13">Anticipant l’argument que la maintenance et le traitement médical de ces femmes victimes de l’immoralité aurait un coût trop élevé pour les fonds publiques, le major French affirma l’extraordinaire mensonge que le traitement prolongé n’était nécessaire qu’en cas d’infection par la syphilis et qu’un traitement adéquat d’un ou deux mois seulement serait nécessaire pour les cas de gonorrhée.</text:p>
      <text:p text:style-name="P13">Sachant que des personnes apparemment soignées sont susceptibles de contaminer trois ou quatre ans après des personnes saines, le caractère dangereux de cette fausse affirmation sera remarqué.</text:p>
      <text:p text:style-name="P13">Le plan du major French ne prévoit pas d’inspections obligatoires pour les hommes car d’après lui « les hommes contaminés par la maladie vénérienne ne sont pas aussi dangereux que les femmes contaminés car une femme qui se prostitue s’associe généralement à beaucoup d’hommes alors qu’un homme ne pourrait pas, et donc ne s’associerait pas avec un tel nombre de femmes. »</text:p>
      <text:p text:style-name="P13">Au contraire, nous maintenons qu’un homme malade est bien plus dangereux qu’une prostituée malade, car tout homme est libre de s’abstenir d’avoir un rapport avec une prostituée, et <text:soft-page-break/>connaissant les risques en jeu il est idiot de ne pas s’abstenir, d’autant plus que l’homme qui est malade peut transmettre sa maladie à sa femme et à ses enfants qui ne se doutent de rien comme il l’a fait dans d’innombrables cas.</text:p>
      <text:p text:style-name="P13">D’après le major French, l’appel à la régulation du vice par l’État est fondé sur « le fait indiscutable que la prostitution a toujours existée et qu’elle doit malheureusement perdurer jusqu’à la fin des temps. »</text:p>
      <text:p text:style-name="P13">Dit autrement, cela signifie que les hommes sacrifieront toujours leur estime de soi et la santé de leur femme ainsi que de leur famille au nom de l’immoralité. Nous dressons un portrait des hommes meilleur que celui-là, tant que le travail de rééducation et de réforme nécessaire se fait entre-eux. Le major French devrait certainement s’adresser à lui même avant de le faire aux autres hommes !</text:p>
      <text:p text:style-name="P13">Le fait que le pourcentage des cas de syphilis ait diminué depuis la mise en place du système de régulation du vice avec l’appui de l’Armée Indienne est contesté. Dans ces paroles, le major French omet le fait que depuis quelques années, ceux à la tête de l’Armée Indienne ont enjoint aux soldats la possibilité et la nécessité d’une vie morale du point de vue de la santé. Ainsi Lord Kitchener a envoyé <text:soft-page-break/>un memorandum à tous les soldats dans lequel il dit « Il est impératif que ceux qui servent leur pays en Inde pratiquent au meilleur de leurs capacités le pouvoir de retenue conféré à tous les hommes de manière à affirmer un véritable contrôle de ces appétits. »</text:p>
      <text:p text:style-name="P13"/>
      <text:p text:style-name="P4"/>
      <text:p text:style-name="P2"/>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ok Antiqua" svg:font-family="'Book Antiqua'"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true" style:font-name-asian="Segoe UI" style:font-size-asian="11pt" style:language-asian="fr" style:country-asian="FR"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Segoe UI" style:font-size-asian="11pt" style:language-asian="fr" style:country-asian="FR"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14.801cm" fo:page-height="21.001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fo:background-color="#43c33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43c33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43c330" draw:opacity="100%"/>
    </style:style>
  </office:automatic-styles>
  <office:master-styles>
    <style:master-page style:name="Standard" style:page-layout-name="Mpm1" draw:style-name="Mdp1"/>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Kerrian Guybert Routier</meta:initial-creator>
    <meta:editing-cycles>5</meta:editing-cycles>
    <meta:creation-date>2023-09-27T17:24:00</meta:creation-date>
    <dc:date>2023-10-06T22:50:19.629000000</dc:date>
    <meta:editing-duration>PT2H22M45S</meta:editing-duration>
    <meta:generator>LibreOffice/7.6.0.3$Windows_X86_64 LibreOffice_project/69edd8b8ebc41d00b4de3915dc82f8f0fc3b6265</meta:generator>
    <meta:document-statistic meta:table-count="3" meta:image-count="0" meta:object-count="0" meta:page-count="32" meta:paragraph-count="103" meta:word-count="5962" meta:character-count="36214" meta:non-whitespace-character-count="30343"/>
    <meta:user-defined meta:name="AppVersion">16.0000</meta:user-defined>
    <meta:template xlink:type="simple" xlink:actuate="onRequest" xlink:title="Normal" xlink:href=""/>
  </office:meta>
</office:document-meta>
</file>